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D0000014E2272F35D27BD65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276cm" svg:height="8.836cm" svg:x="5.46cm" svg:y="6.43cm">
          <draw:image xlink:href="Pictures/100000000000028D0000014E2272F35D27BD655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7T22:06:32.776000000</meta:creation-date>
    <dc:date>2022-04-13T22:12:24.226000000</dc:date>
    <meta:editing-duration>PT30M33S</meta:editing-duration>
    <meta:editing-cycles>3</meta:editing-cycles>
    <meta:generator>LibreOffice/7.2.5.2$Windows_X86_64 LibreOffice_project/499f9727c189e6ef3471021d6132d4c694f357e5</meta:generator>
    <meta:document-statistic meta:object-count="1"/>
  </office:meta>
</office:document-meta>
</file>